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4.751cm" fo:margin-left="1.051cm" fo:margin-top="0cm" fo:margin-bottom="0cm" table:align="left" style:writing-mode="lr-tb"/>
    </style:style>
    <style:style style:name="Tabelle1.A" style:family="table-column">
      <style:table-column-properties style:column-width="4.001cm"/>
    </style:style>
    <style:style style:name="Tabelle1.B" style:family="table-column">
      <style:table-column-properties style:column-width="3.5cm"/>
    </style:style>
    <style:style style:name="Tabelle1.C" style:family="table-column">
      <style:table-column-properties style:column-width="7.251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1.3" style:family="table-row">
      <style:table-row-properties style:min-row-height="0.363cm" style:keep-together="true" fo:keep-together="auto"/>
    </style:style>
    <style:style style:name="Tabelle2" style:family="table">
      <style:table-properties style:width="14.714cm" fo:margin-left="1.08cm" fo:margin-top="0cm" fo:margin-bottom="0cm" table:align="left" style:writing-mode="lr-tb"/>
    </style:style>
    <style:style style:name="Tabelle2.A" style:family="table-column">
      <style:table-column-properties style:column-width="7.405cm"/>
    </style:style>
    <style:style style:name="Tabelle2.B" style:family="table-column">
      <style:table-column-properties style:column-width="7.308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P1" style:family="paragraph" style:parent-style-name="Standard">
      <style:text-properties fo:language="en" fo:country="US"/>
    </style:style>
    <style:style style:name="P2" style:family="paragraph" style:parent-style-name="Standard">
      <style:text-properties fo:color="#000000" style:font-name="Calibri" fo:language="en" fo:country="US" style:font-name-asian="Times New Roman1" style:language-asian="de" style:country-asian="DE" style:font-name-complex="Calibri2"/>
    </style:style>
    <style:style style:name="P3" style:family="paragraph" style:parent-style-name="Standard">
      <style:paragraph-properties fo:margin-top="0cm" fo:margin-bottom="0cm" fo:line-height="100%"/>
    </style:style>
    <style:style style:name="P4" style:family="paragraph" style:parent-style-name="Standard" style:master-page-name="Standard">
      <style:paragraph-properties style:page-number="auto"/>
    </style:style>
    <style:style style:name="P5" style:family="paragraph" style:parent-style-name="List_20_Paragraph" style:list-style-name="WWNum16"/>
    <style:style style:name="P6" style:family="paragraph" style:parent-style-name="List_20_Paragraph">
      <style:text-properties fo:language="en" fo:country="US"/>
    </style:style>
    <style:style style:name="P7" style:family="paragraph" style:parent-style-name="List_20_Paragraph" style:list-style-name="WWNum17"/>
    <style:style style:name="P8" style:family="paragraph" style:parent-style-name="List_20_Paragraph" style:list-style-name="WWNum18"/>
    <style:style style:name="P9" style:family="paragraph" style:parent-style-name="List_20_Paragraph" style:list-style-name="WWNum19"/>
    <style:style style:name="P10" style:family="paragraph" style:parent-style-name="List_20_Paragraph">
      <style:paragraph-properties fo:margin-left="0cm" fo:margin-right="0cm" fo:margin-top="0cm" fo:margin-bottom="0cm" fo:line-height="100%" fo:text-indent="0cm" style:auto-text-indent="false"/>
    </style:style>
    <style:style style:name="P11" style:family="paragraph" style:parent-style-name="List_20_Paragraph">
      <style:paragraph-properties fo:margin-left="1.249cm" fo:margin-right="0cm" fo:text-indent="0cm" style:auto-text-indent="false"/>
    </style:style>
    <style:style style:name="P12" style:family="paragraph" style:parent-style-name="List_20_Paragraph">
      <style:paragraph-properties fo:margin-left="1.249cm" fo:margin-right="0cm" fo:text-indent="0cm" style:auto-text-indent="false"/>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color="#000000" style:font-name="Calibri" style:font-name-asian="Times New Roman1" style:language-asian="de" style:country-asian="DE" style:font-name-complex="Calibri2"/>
    </style:style>
    <style:style style:name="T4" style:family="text">
      <style:text-properties fo:color="#000000" style:font-name="Calibri" fo:language="en" fo:country="US" style:font-name-asian="Times New Roman1" style:language-asian="de" style:country-asian="DE" style:font-name-complex="Calibri2"/>
    </style:style>
    <style:style style:name="T5" style:family="text">
      <style:text-properties fo:color="#000000" style:font-name="Calibri" fo:language="en" fo:country="US" style:font-name-complex="Calibri2"/>
    </style:style>
    <style:style style:name="T6" style:family="text">
      <style:text-properties fo:color="#000000" style:font-name="Calibri" style:font-name-complex="Calibri2"/>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xercise 2: Open Data and Methods</text:span></text:p>
      <text:p text:style-name="P1"/>
      <text:p text:style-name="Standard"><text:span text:style-name="T1">Matthias Gassilloud, Matr.-Nr.: 3543420</text:span></text:p>
      <text:p text:style-name="Standard"><text:span text:style-name="T1">GitHub name: MatthiasGass</text:span></text:p>
      <text:p text:style-name="P1"/>
      <text:p text:style-name="Standard"><text:span text:style-name="T1">Exercise 1 Data methods and gathering</text:span></text:p>
      <text:list xml:id="list2046923746456754630" text:style-name="WWNum16">
        <text:list-item>
          <text:p text:style-name="P5"><text:span text:style-name="T4">Write down the temperature for each station at 2018-10-01 01:00.</text:span></text:p>
        </text:list-item>
      </text:list>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text:span text:style-name="T3">Station</text:span></text:p>
          </table:table-cell>
          <table:table-cell table:style-name="Tabelle1.A1" office:value-type="string">
            <text:p text:style-name="P3"><text:span text:style-name="T3">Datum</text:span></text:p>
          </table:table-cell>
          <table:table-cell table:style-name="Tabelle1.A1" office:value-type="string">
            <text:p text:style-name="P3"><text:span text:style-name="T3">Temperatur</text:span></text:p>
          </table:table-cell>
        </table:table-row>
        <table:table-row table:style-name="Tabelle1.1">
          <table:table-cell table:style-name="Tabelle1.A1" office:value-type="string">
            <text:p text:style-name="P3"><text:span text:style-name="T3">„Heidelberg“</text:span></text:p>
          </table:table-cell>
          <table:table-cell table:style-name="Tabelle1.A1" office:value-type="string">
            <text:p text:style-name="P3"><text:span text:style-name="T3">2018-10-01 01:00</text:span></text:p>
          </table:table-cell>
          <table:table-cell table:style-name="Tabelle1.A1" office:value-type="string">
            <text:p text:style-name="P3"><text:span text:style-name="T3">11.3°C</text:span></text:p>
          </table:table-cell>
        </table:table-row>
        <table:table-row table:style-name="Tabelle1.3">
          <table:table-cell table:style-name="Tabelle1.A1" office:value-type="string">
            <text:p text:style-name="P3"><text:span text:style-name="T6">„Karlsruhe-Nordwest“</text:span></text:p>
          </table:table-cell>
          <table:table-cell table:style-name="Tabelle1.A1" office:value-type="string">
            <text:p text:style-name="P3"><text:span text:style-name="T6">2018-10-01 01:00</text:span></text:p>
          </table:table-cell>
          <table:table-cell table:style-name="Tabelle1.A1" office:value-type="string">
            <text:p text:style-name="P3"><text:span text:style-name="T6">12.2</text:span><text:span text:style-name="T3">°C</text:span></text:p>
          </table:table-cell>
        </table:table-row>
        <table:table-row table:style-name="Tabelle1.1">
          <table:table-cell table:style-name="Tabelle1.A1" office:value-type="string">
            <text:p text:style-name="P3"><text:span text:style-name="T6">„Mannheim-Nord“</text:span></text:p>
          </table:table-cell>
          <table:table-cell table:style-name="Tabelle1.A1" office:value-type="string">
            <text:p text:style-name="P3"><text:span text:style-name="T6">2018-10-01 01:00</text:span></text:p>
          </table:table-cell>
          <table:table-cell table:style-name="Tabelle1.A1" office:value-type="string">
            <text:p text:style-name="P3"><text:span text:style-name="T5">11.6</text:span><text:span text:style-name="T4">°C</text:span></text:p>
          </table:table-cell>
        </table:table-row>
      </table:table>
      <text:p text:style-name="P2"/>
      <text:list xml:id="list34214536" text:continue-numbering="true" text:style-name="WWNum16">
        <text:list-item>
          <text:p text:style-name="P5"><text:span text:style-name="T1">Search the location for each of those stations (...) and write the coordinates in WGS84.</text:span></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10"><text:span text:style-name="T1">Station</text:span></text:p>
          </table:table-cell>
          <table:table-cell table:style-name="Tabelle2.A1" office:value-type="string">
            <text:p text:style-name="P10"><text:span text:style-name="T1">Coordinates in WGS84</text:span></text:p>
          </table:table-cell>
        </table:table-row>
        <table:table-row table:style-name="Tabelle2.1">
          <table:table-cell table:style-name="Tabelle2.A1" office:value-type="string">
            <text:p text:style-name="P3"><text:span text:style-name="T3">„Heidelberg“</text:span></text:p>
          </table:table-cell>
          <table:table-cell table:style-name="Tabelle2.A1" office:value-type="string">
            <text:p text:style-name="P10"><text:span text:style-name="T1">Lat: 49.419546° N <text:s text:c="4"/>Long: 8.676645° E</text:span></text:p>
          </table:table-cell>
        </table:table-row>
        <table:table-row table:style-name="Tabelle2.1">
          <table:table-cell table:style-name="Tabelle2.A1" office:value-type="string">
            <text:p text:style-name="P3"><text:span text:style-name="T6">„Karlsruhe-Nordwest“</text:span></text:p>
          </table:table-cell>
          <table:table-cell table:style-name="Tabelle2.A1" office:value-type="string">
            <text:p text:style-name="P10"><text:span text:style-name="T1">Lat: 49.028580° N <text:s text:c="4"/>Long: 8.355635° E</text:span></text:p>
          </table:table-cell>
        </table:table-row>
        <table:table-row table:style-name="Tabelle2.1">
          <table:table-cell table:style-name="Tabelle2.A1" office:value-type="string">
            <text:p text:style-name="P3"><text:span text:style-name="T5">„Mannheim-Nord“</text:span></text:p>
          </table:table-cell>
          <table:table-cell table:style-name="Tabelle2.A1" office:value-type="string">
            <text:p text:style-name="P10"><text:span text:style-name="T1">Lat: 49.544066° N <text:s text:c="4"/>Long: 8.465269° E</text:span></text:p>
          </table:table-cell>
        </table:table-row>
      </table:table>
      <text:p text:style-name="P6"/>
      <text:list xml:id="list34228841" text:continue-numbering="true" text:style-name="WWNum16">
        <text:list-item>
          <text:p text:style-name="P5"><text:span text:style-name="T1">What is the original coordinate system?</text:span></text:p>
        </text:list-item>
      </text:list>
      <text:p text:style-name="List_20_Paragraph"><text:span text:style-name="T1">The original coordinate system is the “Gauss–Krüger coordinate system”.</text:span></text:p>
      <text:p text:style-name="P6"/>
      <text:list xml:id="list34236637" text:continue-numbering="true" text:style-name="WWNum16">
        <text:list-item>
          <text:p text:style-name="P5"><text:span text:style-name="T1">Load the data into QGIS as a delimited text layer.</text:span></text:p>
        </text:list-item>
      </text:list>
      <text:p text:style-name="List_20_Paragraph"><text:span text:style-name="T1">QGIS &gt; add layer &gt; add delimited text layer &gt; chose file, chose coordinates, … &gt; chose coordinate system</text:span></text:p>
      <text:p text:style-name="P1"/>
      <text:list xml:id="list34229478" text:continue-numbering="true" text:style-name="WWNum16">
        <text:list-item>
          <text:p text:style-name="P5"><text:span text:style-name="T1">Visualize the position of each station over a map of the “Regierungsbezirk Karlsruhe in Baden-Württemberg/Germany”. (...) Make a screenshot.</text:span></text:p>
        </text:list-item>
      </text:list>
      <text:p text:style-name="P6"/>
      <text:p text:style-name="P6"/>
      <text:p text:style-name="List_20_Paragraph"/>
      <text:list xml:id="list34237833" text:continue-numbering="true" text:style-name="WWNum16">
        <text:list-item>
          <text:p text:style-name="P5"><text:span text:style-name="T1">What level of Open Data is the LUBW data set and how could it be made to level 4?</text:span></text:p>
        </text:list-item>
      </text:list>
      <text:p text:style-name="List_20_Paragraph"><text:span text:style-name="T1">According to 5 star open data, the Open Data from LUBW is Level 2. “</text:span><text:span text:style-name="T2">The data is accessible on the Web in a structured way (that is machine-readable), however, the data is still locked-up in a document (Excel).</text:span><text:span text:style-name="T1">” (</text:span><text:a xlink:type="simple" xlink:href="https://5stardata.info/en/" text:style-name="Internet_20_link" text:visited-style-name="Visited_20_Internet_20_Link">https://5stardata.info/en/</text:a><text:span text:style-name="T1">).</text:span></text:p>
      <text:p text:style-name="List_20_Paragraph"><text:span text:style-name="T1">To make it level 3, the data needs additionally to be published in a format that can be accessed without proprietary software package. For example in the .cvs format.</text:span></text:p>
      <text:p text:style-name="P6"/>
      <text:p text:style-name="List_20_Paragraph"><text:soft-page-break/><text:span text:style-name="T1">To make it level 4, the data needs (additionally to level 3) to be made accessible as part of the web with a Uniform Resource Identifier (URI), for example in a RDF schema.</text:span></text:p>
      <text:p text:style-name="P1"/>
      <text:p text:style-name="P1"/>
      <text:p text:style-name="P1"/>
      <text:p text:style-name="Standard"><text:span text:style-name="T1">Exercise 2 Define the study area</text:span></text:p>
      <text:p text:style-name="P1"/>
      <text:p text:style-name="P1"/>
      <text:list xml:id="list88886217569226666" text:style-name="WWNum17">
        <text:list-item>
          <text:p text:style-name="P7"><text:span text:style-name="T1">Download the “Municipalities(LAU2)” from </text:span><text:a xlink:type="simple" xlink:href="https://www.stat.si/gis/Baza.aspx?lang=en" text:style-name="Internet_20_link" text:visited-style-name="Visited_20_Internet_20_Link">https://www.stat.si/gis/Baza.aspx?lang=en</text:a><text:span text:style-name="T1">.</text:span></text:p>
        </text:list-item>
      </text:list>
      <text:p text:style-name="List_20_Paragraph"><text:span text:style-name="T1">&gt; Downloaded</text:span></text:p>
      <text:p text:style-name="P6"/>
      <text:list xml:id="list34227352" text:continue-numbering="true" text:style-name="WWNum17">
        <text:list-item>
          <text:p text:style-name="P7"><text:span text:style-name="T1">Extract the file and load Obcine.shp into QGIS. If the layer is not displayed properly, open the layer properties and change the coordinate reference system (CRS) to EPSG:3787.</text:span></text:p>
        </text:list-item>
      </text:list>
      <text:p text:style-name="List_20_Paragraph"><text:span text:style-name="T1">Layer &gt; add layer &gt; add vector layer</text:span></text:p>
      <text:p text:style-name="P1"/>
      <text:list xml:id="list34240253" text:continue-numbering="true" text:style-name="WWNum17">
        <text:list-item>
          <text:p text:style-name="P7"><text:span text:style-name="T1">Select the municipalities “Izola” and “Piran”. Save the selected features in a new shapefile called “studyarea.shp” with EPSG:3787.</text:span></text:p>
        </text:list-item>
      </text:list>
      <text:p text:style-name="List_20_Paragraph"><text:span text:style-name="T1">Open attribute table &gt; Select by expressions</text:span></text:p>
      <text:p text:style-name="List_20_Paragraph"><text:span text:style-name="T1">&gt; "IME" IS 'IZOLA/ISOLA' OR "IME" IS 'PIRAN/PIRANO'</text:span></text:p>
      <text:p text:style-name="List_20_Paragraph"><text:span text:style-name="T1">&gt; save feature as &gt; save only selected features</text:span></text:p>
      <text:p text:style-name="P6"/>
      <text:list xml:id="list34230739" text:continue-numbering="true" text:style-name="WWNum17">
        <text:list-item>
          <text:p text:style-name="P7"><text:span text:style-name="T1">Upload the new shapefile to your GitHub repository.</text:span></text:p>
        </text:list-item>
      </text:list>
      <text:p text:style-name="List_20_Paragraph"><text:span text:style-name="T1">git status <text:tab/># check status</text:span></text:p>
      <text:p text:style-name="List_20_Paragraph"><text:span text:style-name="T1">Output:</text:span></text:p>
      <text:p text:style-name="List_20_Paragraph"><text:span text:style-name="T2">Untracked files:</text:span></text:p>
      <text:p text:style-name="List_20_Paragraph"><text:span text:style-name="T2"><text:s text:c="2"/>(use "git add &lt;file&gt;..." to include in what will be committed)</text:span></text:p>
      <text:p text:style-name="List_20_Paragraph"><text:span text:style-name="T2"><text:s text:c="8"/>studyarea.dbf</text:span></text:p>
      <text:p text:style-name="List_20_Paragraph"><text:span text:style-name="T2"><text:s text:c="8"/>studyarea.prj</text:span></text:p>
      <text:p text:style-name="List_20_Paragraph"><text:span text:style-name="T2"><text:s text:c="8"/>studyarea.qpj</text:span></text:p>
      <text:p text:style-name="List_20_Paragraph"><text:span text:style-name="T2"><text:s text:c="8"/>studyarea.shp</text:span></text:p>
      <text:p text:style-name="List_20_Paragraph"><text:span text:style-name="T2"><text:s text:c="8"/>studyarea.shx</text:span></text:p>
      <text:p text:style-name="P6"/>
      <text:p text:style-name="List_20_Paragraph"><text:span text:style-name="T1">git add studyarea.shp<text:tab/># added .shp file to be included for the next commit</text:span></text:p>
      <text:p text:style-name="P6"><text:soft-page-break/></text:p>
      <text:p text:style-name="List_20_Paragraph"><text:span text:style-name="T1">git commit –m “aoe created”<text:tab/># creates the commit with a description</text:span></text:p>
      <text:p text:style-name="List_20_Paragraph"><text:span text:style-name="T1">Output:</text:span></text:p>
      <text:p text:style-name="List_20_Paragraph"><text:span text:style-name="T2">1 file changed, 0 insertions(+), 0 deletions(-)</text:span></text:p>
      <text:p text:style-name="List_20_Paragraph"><text:span text:style-name="T2"><text:s/>create mode 100644 studyarea.shp</text:span></text:p>
      <text:p text:style-name="P6"/>
      <text:p text:style-name="List_20_Paragraph"><text:span text:style-name="T1">git push<text:tab/># upload the commit to the remote repository</text:span></text:p>
      <text:p text:style-name="P6"/>
      <text:p text:style-name="P6"/>
      <text:p text:style-name="P1"/>
      <text:p text:style-name="P1"/>
      <text:p text:style-name="Standard"><text:span text:style-name="T1">Exercise 3 Data and Methods research</text:span></text:p>
      <text:p text:style-name="P1"/>
      <text:list xml:id="list2248959642809836126" text:style-name="WWNum18">
        <text:list-item>
          <text:p text:style-name="P8"><text:span text:style-name="T1">Why do they use the TWI instead of a hydrological model to derive flood prone areas?</text:span></text:p>
        </text:list-item>
      </text:list>
      <text:p text:style-name="P6"/>
      <text:p text:style-name="List_20_Paragraph"><text:span text:style-name="T1">Hydrodynamic models are expensive and time-consuming, so they can’t be developed fast when needed. In contrast, the Topographic Wetness Index (TWI) can be implemented easily and applied very fast by using free ans open source data and software.</text:span></text:p>
      <text:p text:style-name="P1"/>
      <text:list xml:id="list34234676" text:continue-numbering="true" text:style-name="WWNum18">
        <text:list-item>
          <text:p text:style-name="P8"><text:span text:style-name="T1">How is the TWI related to flood probability?</text:span></text:p>
        </text:list-item>
      </text:list>
      <text:p text:style-name="P6">The TWI describes the location and size of saturated area subject to overland flow.</text:p>
      <text:p text:style-name="List_20_Paragraph"><text:span text:style-name="T1">The TWI quantifies the effect of local topography on the runoff generation, which is the factor that controls hydrological processes in their first phase. More precisely, the TWI describes the water trend accumulating at a given point. Also it shows long-term moisture availability in a landscape. <text:s/></text:span></text:p>
      <text:p text:style-name="P6"/>
      <text:list xml:id="list34222496" text:continue-numbering="true" text:style-name="WWNum18">
        <text:list-item>
          <text:p text:style-name="P8"><text:span text:style-name="T1">What are the limitations of using the TWI to map flood prone areas?</text:span></text:p>
        </text:list-item>
      </text:list>
      <text:p text:style-name="P6"/>
      <text:list xml:id="list4520361878326457071" text:style-name="WWNum19">
        <text:list-item>
          <text:p text:style-name="P9"><text:span text:style-name="T1">Soil transmissibility which is an influencing parameter was not included in the original form of the TWI.</text:span></text:p>
        </text:list-item>
        <text:list-item>
          <text:p text:style-name="P9"><text:span text:style-name="T1">The calculation of slope in the original form of the TWI might not adequately represent the local drainage impedance. Distances should be taken into account also due to the influence of soil permeability. </text:span></text:p>
        </text:list-item>
        <text:list-item>
          <text:p text:style-name="P9"><text:span text:style-name="T1">Also the DEM resolution is an important parameter to be taken into account.</text:span></text:p>
        </text:list-item>
        <text:list-item>
          <text:p text:style-name="P9"><text:span text:style-name="T1">Additional the algorithm needs to be adapted when used in low-relief areas.</text:span></text:p>
        </text:list-item>
        <text:list-item>
          <text:p text:style-name="P9"><text:soft-page-break/><text:span text:style-name="T1">Böhner and Selige (2006) applied a method to modify the calculation specific catchment area for a flat landform, because the TWI value of downstream neighbour cells used to influence the TWI estimation for upslope areas. The formula for the iterative TWI calculation (Böhner and Selige 2006) can be found in the SAGA GIS Wetness Index</text:span></text:p>
        </text:list-item>
      </text:list>
      <text:p text:style-name="P1"/>
      <text:p text:style-name="P1"/>
      <text:list xml:id="list34236973" text:continue-list="list34222496" text:style-name="WWNum18">
        <text:list-item>
          <text:p text:style-name="P8"><text:span text:style-name="T1">Search for implementations of the TWI. List two possibilities and answer the following questions for each method. Provide your information sources.</text:span></text:p>
        </text:list-item>
      </text:list>
      <text:p text:style-name="P6"/>
      <text:p text:style-name="List_20_Paragraph"><text:span text:style-name="T1">Possibility 1: SAGA Wetness Index (SWI)</text:span></text:p>
      <text:p text:style-name="List_20_Paragraph"><text:span text:style-name="T1">The 'SAGA Wetness Index' is, as the name says, similar to the 'Topographic Wetness Index' (TWI), but it is based on a modified catchment area calculation ('Modified Catchment Area'), which does not think of the flow as very thin film. As result it predicts for cells situated in valley floors with a small vertical distance to a channel a more realistic, higher potential soil moisture compared to the standard TWI calculation. (</text:span><text:a xlink:type="simple" xlink:href="http://www.saga-gis.org/saga_tool_doc/2.2.2/ta_hydrology_15.html" text:style-name="Internet_20_link" text:visited-style-name="Visited_20_Internet_20_Link">http://www.saga-gis.org/saga_tool_doc/2.2.2/ta_hydrology_15.html</text:a><text:span text:style-name="T1">)</text:span></text:p>
      <text:p text:style-name="P6"/>
      <text:p text:style-name="List_20_Paragraph"><text:span text:style-name="T1">Possibility 2: SAGA Module: Topographic Wetness Index (TWI)</text:span></text:p>
      <text:p text:style-name="List_20_Paragraph"><text:span text:style-name="T1">Calculation of the slope and specific catchment area (SCA) based Topographic Wetness Index (TWI). (</text:span><text:a xlink:type="simple" xlink:href="http://www.saga-gis.org/saga_tool_doc/2.3.0/ta_hydrology_20.html" text:style-name="Internet_20_link" text:visited-style-name="Visited_20_Internet_20_Link">http://www.saga-gis.org/saga_tool_doc/2.3.0/ta_hydrology_20.html</text:a><text:span text:style-name="T1">)</text:span></text:p>
      <text:p text:style-name="P6"/>
      <text:p text:style-name="List_20_Paragraph"><text:span text:style-name="T1">Possibility 3: Generating Wetness Indices for Watersheds in GRASS (</text:span><text:a xlink:type="simple" xlink:href="https://gracilis.carleton.ca/CUOSGwiki/index.php/Generating_Wetness_Indices_for_Watersheds_in_GRASS#Generating_Wetness_Indices" text:style-name="Internet_20_link" text:visited-style-name="Visited_20_Internet_20_Link">https://gracilis.carleton.ca/CUOSGwiki/index.php/Generating_Wetness_Indices_for_Watersheds_in_GRASS#Generating_Wetness_Indices</text:a><text:span text:style-name="T1">)</text:span></text:p>
      <text:p text:style-name="P6"/>
      <text:list xml:id="list34214600" text:continue-numbering="true" text:style-name="WWNum18">
        <text:list-item>
          <text:list>
            <text:list-item>
              <text:p text:style-name="P8"><text:span text:style-name="T1">What kind of input data is required and which parameters need to be specified?</text:span></text:p>
              <text:p text:style-name="P8"><text:span text:style-name="T1">Possibility 1</text:span></text:p>
            </text:list-item>
          </text:list>
        </text:list-item>
      </text:list>
      <text:list xml:id="list34239272" text:continue-list="list4520361878326457071" text:style-name="WWNum19">
        <text:list-item>
          <text:p text:style-name="P9"><text:span text:style-name="T1">Necessary Input: Digital Elevation Model (DEM)</text:span></text:p>
        </text:list-item>
        <text:list-item>
          <text:p text:style-name="P9"><text:span text:style-name="T1">Parameters: Suction, Type of Area, Type of Slope, Minimum Slope, Offset Slope, Slope Weighting </text:span></text:p>
        </text:list-item>
      </text:list>
      <text:p text:style-name="P11"><text:span text:style-name="T1">Possibility 2</text:span></text:p>
      <text:list xml:id="list34214050" text:continue-numbering="true" text:style-name="WWNum19">
        <text:list-item>
          <text:p text:style-name="P9"><text:span text:style-name="T1">Necessary Input: Slope and the catchment area (which can be calculated from a DEM).</text:span></text:p>
        </text:list-item>
        <text:list-item>
          <text:p text:style-name="P9"><text:span text:style-name="T1">Parameters: <text:s/>Grid system, Area Conversion, Method (TWI) </text:span></text:p>
        </text:list-item>
      </text:list>
      <text:p text:style-name="List_20_Paragraph"><text:span text:style-name="T1"/></text:p>
      <text:p text:style-name="P11"><text:span text:style-name="T1">Possibility 3</text:span></text:p>
      <text:list xml:id="list34231510" text:continue-numbering="true" text:style-name="WWNum19">
        <text:list-item>
          <text:p text:style-name="P9"><text:span text:style-name="T1">Necessary Input: Digital Elevation Model (DEM)</text:span></text:p>
        </text:list-item>
        <text:list-item>
          <text:p text:style-name="P9"><text:span text:style-name="T1">Parameters: </text:span></text:p>
        </text:list-item>
      </text:list>
      <text:p text:style-name="P12"><text:soft-page-break/></text:p>
      <text:list xml:id="list34236690" text:continue-list="list34214600" text:style-name="WWNum18">
        <text:list-item>
          <text:list>
            <text:list-item>
              <text:p text:style-name="P8"><text:span text:style-name="T1">How easy is it to run? Is it already part of QGIS or do you need to install something?</text:span></text:p>
            </text:list-item>
          </text:list>
        </text:list-item>
      </text:list>
      <text:p text:style-name="List_20_Paragraph"><text:span text:style-name="T1">The SAGA as well as GRASS functions are both already included in QGIS and can be run easily.</text:span></text:p>
      <text:p text:style-name="P6"/>
      <text:list xml:id="list34219467" text:continue-numbering="true" text:style-name="WWNum18">
        <text:list-item>
          <text:p text:style-name="P8"><text:span text:style-name="T1">Which method would you choose and why?</text:span></text:p>
        </text:list-item>
      </text:list>
      <text:p text:style-name="List_20_Paragraph"><text:span text:style-name="T1">I would choose (given that we examine an area with similar properties) the SAGA Wetness Index function. Pourali et al (2014) compared different WTI and came to the conclusion that “SAGA-GIS modelled reality better than the other TWI results …”.</text:span></text:p>
      <text:p text:style-name="P6"/>
      <text:list xml:id="list34238343" text:continue-numbering="true" text:style-name="WWNum18">
        <text:list-item>
          <text:p text:style-name="P8"><text:span text:style-name="T1">After reading the documentation of some of the TWI modules you should have found out that all of them require a Digital Elevation Model (DEM) as input. Do an online search for open (free) DEM data sets that cover our study area. List two potential data sets and answer the following questions for each of them:</text:span></text:p>
        </text:list-item>
      </text:list>
      <text:p text:style-name="List_20_Paragraph"><text:span text:style-name="T1">Dataset 1: USGS Earth Explorer – ASTER GDEM</text:span></text:p>
      <text:p text:style-name="List_20_Paragraph"><text:span text:style-name="T1">https://hydrosheds.cr.usgs.gov/index.php</text:span></text:p>
      <text:p text:style-name="List_20_Paragraph"><text:span text:style-name="T1"/></text:p>
      <text:p text:style-name="List_20_Paragraph"><text:span text:style-name="T1">Dataset 2: HydroSHEDS – Void filled DEM</text:span></text:p>
      <text:p text:style-name="List_20_Paragraph"><text:span text:style-name="T1">https://hydrosheds.cr.usgs.gov/datadownload.php?reqdata=3demg</text:span></text:p>
      <text:p text:style-name="P6"/>
      <text:list xml:id="list34213386" text:continue-numbering="true" text:style-name="WWNum18">
        <text:list-item>
          <text:list>
            <text:list-item>
              <text:p text:style-name="P8"><text:span text:style-name="T1">What is the resolution in meters?</text:span></text:p>
            </text:list-item>
          </text:list>
        </text:list-item>
      </text:list>
      <text:p text:style-name="P6">Dataset 1: 1 arc-second </text:p>
      <text:p text:style-name="P6">Dataset 2: 3 arc-seconds</text:p>
      <text:p text:style-name="P6"/>
      <text:list xml:id="list34245899" text:continue-numbering="true" text:style-name="WWNum18">
        <text:list-item>
          <text:list>
            <text:list-item>
              <text:p text:style-name="P8"><text:span text:style-name="T1">How accurate is it? Is there information about potential errors in the dataset?</text:span></text:p>
              <text:p text:style-name="P8"><text:bookmark text:name="_GoBack"/><text:span text:style-name="T1">Dataset 1: no information in metadata</text:span></text:p>
              <text:p text:style-name="P8"><text:span text:style-name="T1">Dataset 2: Quality Assesment (https://hydrosheds.cr.usgs.gov/quality.php)</text:span></text:p>
            </text:list-item>
          </text:list>
        </text:list-item>
      </text:list>
      <text:p text:style-name="P6"/>
      <text:list xml:id="list34232157" text:continue-numbering="true" text:style-name="WWNum18">
        <text:list-item>
          <text:list>
            <text:list-item>
              <text:p text:style-name="P8"><text:span text:style-name="T1">What is the coverage? Is it only locally available or is there a global coverage?</text:span></text:p>
            </text:list-item>
          </text:list>
        </text:list-item>
      </text:list>
      <text:p text:style-name="P6">Dataset 1: Global coverage</text:p>
      <text:p text:style-name="P6">Dataset 2: Global coverage</text:p>
      <text:p text:style-name="P1"/>
      <text:p text:style-name="P1"/>
      <text:p text:style-name="P1"/>
      <text:p text:style-name="P1"/>
      <text:p text:style-name="Standard"><text:soft-page-break/><text:span text:style-name="T1">Exercise 4 Calculate the TWI</text:span></text:p>
      <text:p text:style-name="P1"/>
      <text:p text:style-name="P1"/>
      <text:p text:style-name="Standard"><text:span text:style-name="T1">Exercise 5 Analyse and verify your results</text:span></text:p>
      <text:p text:style-name="P1"/>
      <text:p text:style-name="P1"/>
      <text:p text:style-name="Standard">Bonus Exerci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de" style:country-asian="DE" style:font-name-complex="Times New Roman1" style:font-size-complex="12pt"/>
    </style:style>
    <style:style style:name="Default" style:family="paragraph" style:default-outline-level="" style:list-style-name="">
      <style:paragraph-properties fo:margin-top="0cm" fo:margin-bottom="0cm" fo:line-height="100%" fo:orphans="2" fo:widows="2" style:writing-mode="lr-tb"/>
      <style:text-properties fo:color="#000000" style:font-name="Times New Roman" fo:font-size="12pt"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eschriftung1"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F"/>
    </style:style>
    <style:style style:name="ListLabel_20_4" style:display-name="ListLabel 4" style:family="text">
      <style:text-properties fo:color="#00000a" style:font-name-complex="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ssilloud, Matthias</meta:initial-creator>
    <meta:editing-cycles>26</meta:editing-cycles>
    <meta:creation-date>2018-10-29T11:31:00</meta:creation-date>
    <dc:date>2018-11-04T14:03:21.45</dc:date>
    <meta:editing-duration>PT2H20M12S</meta:editing-duration>
    <meta:generator>OpenOffice/4.1.5$Win32 OpenOffice.org_project/415m1$Build-9789</meta:generator>
    <meta:document-statistic meta:table-count="2" meta:image-count="0" meta:object-count="0" meta:page-count="6" meta:paragraph-count="109" meta:word-count="1179" meta:character-count="75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4D50DB5" xlink:href=""/>
  </office:meta>
</office:document-meta>
</file>